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text-properties style:font-name="Arial"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nessa Gehring</text:p>
      <text:p text:style-name="P1"/>
      <text:p text:style-name="P2">Hausarbeit</text:p>
      <text:p text:style-name="P2">MitgliederVerwaltung</text:p>
      <text:p text:style-name="P2"/>
      <text:p text:style-name="P2">Inhalt ausgedruckt: </text:p>
      <text:p text:style-name="P2"/>
      <text:p text:style-name="P2">Handbuch</text:p>
      <text:p text:style-name="P2">Testprotokolle</text:p>
      <text:p text:style-name="P2">Pflichtenheft</text:p>
      <text:p text:style-name="P2">Quellcode</text:p>
      <text:p text:style-name="P2"/>
      <text:p text:style-name="P2"/>
      <text:p text:style-name="P2">Inhalt USB-Stick:</text:p>
      <text:p text:style-name="P2"/>
      <text:p text:style-name="P2">Handbuch PDF</text:p>
      <text:p text:style-name="P2">Testprotokolle PDF</text:p>
      <text:p text:style-name="P2">PowerPoint Präsentation</text:p>
      <text:p text:style-name="P2">Programm Hausarbei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5S</meta:editing-duration>
    <meta:editing-cycles>4</meta:editing-cycles>
    <meta:generator>OpenOffice/4.1.5$Win32 OpenOffice.org_project/415m1$Build-9789</meta:generator>
    <dc:date>2021-05-10T14:56:42.43</dc:date>
    <dc:creator>Vanessa Gehring</dc:creator>
    <meta:document-statistic meta:table-count="0" meta:image-count="0" meta:object-count="0" meta:page-count="1" meta:paragraph-count="13" meta:word-count="20" meta:character-count="198"/>
    <meta:user-defined meta:name="Info 1"/>
    <meta:user-defined meta:name="Info 2"/>
    <meta:user-defined meta:name="Info 3"/>
    <meta:user-defined meta:name="Info 4"/>
  </office:meta>
</office:document-meta>
</file>